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morph_boost_greek-spanish-ti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ratio_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D2]/[.B2]" office:value-type="float" office:value="0.454545454545455" calcext:value-type="float">
            <text:p>0.454545454545455</text:p>
          </table:table-cell>
          <table:table-cell office:value-type="string" calcext:value-type="string">
            <text:p>average</text:p>
          </table:table-cell>
          <table:table-cell table:formula="of:=AVERAGE([.E:.E])" office:value-type="float" office:value="0.380870104554315" calcext:value-type="float">
            <text:p>0.380870104554315</text:p>
          </table:table-cell>
        </table:table-row>
        <table:table-row table:style-name="ro1">
          <table:table-cell office:value-type="string" calcext:value-type="string">
            <text:p>tit_3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D3]/[.B3]" office:value-type="float" office:value="0.454545454545455" calcext:value-type="float">
            <text:p>0.4545454545454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D4]/[.B4]" office:value-type="float" office:value="0.333333333333333" calcext:value-type="float">
            <text:p>0.333333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[.D5]/[.B5]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D6]/[.B6]" office:value-type="float" office:value="0.210526315789474" calcext:value-type="float">
            <text:p>0.210526315789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D7]/[.B7]" office:value-type="float" office:value="0.666666666666667" calcext:value-type="float">
            <text:p>0.666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D8]/[.B8]" office:value-type="float" office:value="0.363636363636364" calcext:value-type="float">
            <text:p>0.3636363636363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D9]/[.B9]" office:value-type="float" office:value="0.291666666666667" calcext:value-type="float">
            <text:p>0.29166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D10]/[.B10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D11]/[.B11]" office:value-type="float" office:value="0.375" calcext:value-type="float">
            <text:p>0.3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D12]/[.B12]" office:value-type="float" office:value="0.222222222222222" calcext:value-type="float">
            <text:p>0.222222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D13]/[.B13]" office:value-type="float" office:value="0.5" calcext:value-type="float">
            <text:p>0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D14]/[.B14]" office:value-type="float" office:value="0.0909090909090909" calcext:value-type="float">
            <text:p>0.09090909090909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D15]/[.B15]" office:value-type="float" office:value="0.3125" calcext:value-type="float">
            <text:p>0.31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t_3: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D16]/[.B16]" office:value-type="float" office:value="0.3125" calcext:value-type="float">
            <text:p>0.312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1T15:56:54.681785998</dc:date>
    <meta:editing-duration>P4DT21H14M21S</meta:editing-duration>
    <meta:editing-cycles>1</meta:editing-cycles>
    <meta:document-statistic meta:table-count="1" meta:cell-count="82" meta:object-count="0"/>
    <meta:generator>LibreOffice/7.5.3.2$Linux_X86_64 LibreOffice_project/67bf5ab3e8553b11738d1302ab7051a12dd8b40d</meta:generator>
  </office:meta>
</office:document-meta>
</file>